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-complex="Calibri"/>
    </style:style>
    <style:style style:name="P2" style:family="paragraph" style:parent-style-name="Standard">
      <style:paragraph-properties fo:text-align="justify" style:justify-single-word="false"/>
      <style:text-properties fo:color="#000000" officeooo:rsid="001c7801" officeooo:paragraph-rsid="001c7801" style:font-name-complex="Calibri"/>
    </style:style>
    <style:style style:name="P3" style:family="paragraph" style:parent-style-name="Standard">
      <style:paragraph-properties fo:text-align="justify" style:justify-single-word="false"/>
      <style:text-properties officeooo:paragraph-rsid="001c7801"/>
    </style:style>
    <style:style style:name="P4" style:family="paragraph" style:parent-style-name="Standard">
      <style:paragraph-properties fo:text-align="justify" style:justify-single-word="false"/>
      <style:text-properties officeooo:paragraph-rsid="001d2111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color="#000000" style:font-name-complex="Calibri"/>
    </style:style>
    <style:style style:name="T1" style:family="text">
      <style:text-properties fo:color="#000000" officeooo:rsid="00116e2f" style:font-name-complex="Calibri"/>
    </style:style>
    <style:style style:name="T2" style:family="text">
      <style:text-properties fo:color="#000000" fo:font-size="11pt" officeooo:rsid="0012460b" style:font-size-asian="11pt" style:font-name-complex="Calibri" style:font-size-complex="11pt"/>
    </style:style>
    <style:style style:name="T3" style:family="text">
      <style:text-properties fo:color="#000000" fo:font-size="11pt" officeooo:rsid="001318ad" style:font-size-asian="11pt" style:font-name-complex="Calibri" style:font-size-complex="11pt"/>
    </style:style>
    <style:style style:name="T4" style:family="text">
      <style:text-properties fo:color="#000000" fo:font-size="11pt" officeooo:rsid="00145843" style:font-size-asian="11pt" style:font-name-complex="Calibri" style:font-size-complex="11pt"/>
    </style:style>
    <style:style style:name="T5" style:family="text">
      <style:text-properties fo:color="#000000" fo:font-size="11pt" officeooo:rsid="001239d6" style:font-size-asian="11pt" style:font-name-complex="Calibri" style:font-size-complex="11pt"/>
    </style:style>
    <style:style style:name="T6" style:family="text">
      <style:text-properties fo:color="#000000" fo:font-size="11pt" officeooo:rsid="0019eff5" style:font-size-asian="11pt" style:font-name-complex="Calibri" style:font-size-complex="11pt"/>
    </style:style>
    <style:style style:name="T7" style:family="text">
      <style:text-properties fo:color="#000000" fo:font-size="11pt" officeooo:rsid="001e8d6d" style:font-size-asian="11pt" style:font-name-complex="Calibri" style:font-size-complex="11pt"/>
    </style:style>
    <style:style style:name="T8" style:family="text">
      <style:text-properties fo:color="#000000" fo:font-size="11pt" officeooo:rsid="002028d7" style:font-size-asian="11pt" style:font-name-complex="Calibri" style:font-size-complex="11pt"/>
    </style:style>
    <style:style style:name="T9" style:family="text">
      <style:text-properties fo:color="#000000" fo:font-size="11pt" officeooo:rsid="002118c1" style:font-size-asian="11pt" style:font-name-complex="Calibri" style:font-size-complex="11pt"/>
    </style:style>
    <style:style style:name="T10" style:family="text">
      <style:text-properties fo:color="#000000" fo:font-size="11pt" officeooo:rsid="00223f0b" style:font-size-asian="11pt" style:font-name-complex="Calibri" style:font-size-complex="11pt"/>
    </style:style>
    <style:style style:name="T11" style:family="text">
      <style:text-properties fo:color="#000000" fo:font-size="11pt" officeooo:rsid="0022e3e2" style:font-size-asian="11pt" style:font-name-complex="Calibri" style:font-size-complex="11pt"/>
    </style:style>
    <style:style style:name="T12" style:family="text">
      <style:text-properties fo:color="#000000" fo:font-size="11pt" officeooo:rsid="002795be" style:font-size-asian="11pt" style:font-name-complex="Calibri" style:font-size-complex="11pt"/>
    </style:style>
    <style:style style:name="T13" style:family="text">
      <style:text-properties fo:color="#000000" fo:font-size="11pt" officeooo:rsid="002891cc" style:font-size-asian="11pt" style:font-name-complex="Calibri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officeooo:rsid="00116e2f" style:font-size-asian="11pt" style:font-size-complex="11pt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116e2f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1239d6" style:font-size-asian="11pt" style:font-weight-asian="normal" style:font-size-complex="11pt" style:font-weight-complex="normal"/>
    </style:style>
    <style:style style:name="T19" style:family="text">
      <style:text-properties officeooo:rsid="002475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>Dear <text:span text:style-name="T19">Dr Thomas Wagner,</text:span></text:p>
      <text:p text:style-name="P3"><text:span text:style-name="T1">We would like to submit our manuscript <text:s/>entitled</text:span><text:span text:style-name="T15"> </text:span><text:span text:style-name="T14"><text:s/></text:span><text:span text:style-name="T16">“Cloud correction of humidity radiances with case-specific uncertainty </text:span><text:span text:style-name="T17">estima</text:span><text:span text:style-name="T18">te</text:span><text:span text:style-name="T16">” </text:span><text:span text:style-name="T17">to be considered for publication in Atmospheric Measurement Techniques (AMT).</text:span><text:span text:style-name="T15"> </text:span><text:span text:style-name="T5">The manuscript is an original research work and has neither been published elsewhere, nor </text:span><text:span text:style-name="T2">it is under consideration for publication elsewhere. </text:span><text:span text:style-name="T4">All authors approve and agree with the submission of the manuscript.</text:span></text:p>
      <text:p text:style-name="P4"><text:span text:style-name="T2">In this study, we address the issue of cloud contamination in microwave humidity measurements </text:span><text:span text:style-name="T6">and present</text:span><text:span text:style-name="T2"> a probabilistic correction methodology based on machine learning. </text:span><text:span text:style-name="T9">The e</text:span><text:span text:style-name="T7">xisting schemes aim at identifying and rejecting the cloud affected radiances, but in this study, we approach the problem from a new angle. </text:span><text:span text:style-name="T8">We use orthogonal information from other microwave channels to correct the cloud impact.</text:span><text:span text:style-name="T9"> </text:span><text:span text:style-name="T10">Additionally, we also estimate </text:span><text:span text:style-name="T11">the </text:span><text:span text:style-name="T10">case-specific uncertainty estimates, which makes this type of scheme suitable for application in numerical weather prediction </text:span><text:span text:style-name="T12">(NWP)</text:span><text:span text:style-name="T10">.</text:span><text:span text:style-name="T4"> </text:span><text:span text:style-name="T3">We believe that this type of work fits directly into the aims and scope of AMT, </text:span><text:span text:style-name="T12">and shall appeal to a wide </text:span><text:span text:style-name="T13">range of </text:span><text:span text:style-name="T12">audience associated with NWP, </text:span><text:span text:style-name="T13">as well as</text:span><text:span text:style-name="T12"> </text:span><text:span text:style-name="T13">geophysical </text:span><text:span text:style-name="T12">retrieval methods </text:span><text:span text:style-name="T13">requiring cloud correction/filtering.</text:span></text:p>
      <text:p text:style-name="P1">Sincerely,</text:p>
      <text:p text:style-name="P2">Inderpreet Ka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Karolyn Labes</meta:initial-creator>
    <meta:creation-date>2018-08-22T15:55:00</meta:creation-date>
    <dc:date>2020-11-23T15:38:39.712190149</dc:date>
    <meta:editing-cycles>24</meta:editing-cycles>
    <meta:editing-duration>PT1H24M45S</meta:editing-duration>
    <meta:generator>LibreOffice/6.0.7.3$Linux_X86_64 LibreOffice_project/00m0$Build-3</meta:generator>
    <meta:document-statistic meta:table-count="0" meta:image-count="0" meta:object-count="0" meta:page-count="1" meta:paragraph-count="5" meta:word-count="186" meta:character-count="1265" meta:non-whitespace-character-count="1082"/>
  </office:meta>
</office:document-meta>
</file>